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6ac" officeooo:paragraph-rsid="001086ac"/>
    </style:style>
    <style:style style:name="P2" style:family="paragraph" style:parent-style-name="Standard">
      <style:text-properties fo:font-weight="bold" officeooo:rsid="001086ac" officeooo:paragraph-rsid="001086ac" style:font-weight-asian="bold" style:font-weight-complex="bold"/>
    </style:style>
    <style:style style:name="P3" style:family="paragraph" style:parent-style-name="Standard">
      <style:text-properties fo:font-weight="bold" officeooo:rsid="00122fbe" officeooo:paragraph-rsid="00122fbe" style:font-weight-asian="bold" style:font-weight-complex="bold"/>
    </style:style>
    <style:style style:name="P4" style:family="paragraph" style:parent-style-name="Standard">
      <style:text-properties fo:font-weight="bold" officeooo:rsid="00147720" officeooo:paragraph-rsid="00147720" style:font-weight-asian="bold" style:font-weight-complex="bold"/>
    </style:style>
    <style:style style:name="P5" style:family="paragraph" style:parent-style-name="Standard">
      <style:text-properties fo:font-weight="bold" officeooo:rsid="00148472" officeooo:paragraph-rsid="00148472" style:font-weight-asian="bold" style:font-weight-complex="bold"/>
    </style:style>
    <style:style style:name="P6" style:family="paragraph" style:parent-style-name="Standard">
      <style:text-properties fo:font-weight="bold" officeooo:rsid="00157f0b" officeooo:paragraph-rsid="00157f0b" style:font-weight-asian="bold" style:font-weight-complex="bold"/>
    </style:style>
    <style:style style:name="P7" style:family="paragraph" style:parent-style-name="Standard">
      <style:text-properties fo:font-weight="bold" officeooo:rsid="0015cc29" officeooo:paragraph-rsid="0015cc29" style:font-weight-asian="bold" style:font-weight-complex="bold"/>
    </style:style>
    <style:style style:name="P8" style:family="paragraph" style:parent-style-name="Standard">
      <style:text-properties fo:font-weight="bold" officeooo:rsid="00199d35" officeooo:paragraph-rsid="00199d35" style:font-weight-asian="bold" style:font-weight-complex="bold"/>
    </style:style>
    <style:style style:name="P9" style:family="paragraph" style:parent-style-name="Standard">
      <style:text-properties fo:font-weight="bold" officeooo:rsid="001f1b55" officeooo:paragraph-rsid="001f1b55" style:font-weight-asian="bold" style:font-weight-complex="bold"/>
    </style:style>
    <style:style style:name="P10" style:family="paragraph" style:parent-style-name="Standard">
      <style:text-properties fo:font-weight="bold" officeooo:rsid="002211ac" officeooo:paragraph-rsid="002211ac" style:font-weight-asian="bold" style:font-weight-complex="bold"/>
    </style:style>
    <style:style style:name="P11" style:family="paragraph" style:parent-style-name="Standard">
      <style:text-properties fo:font-weight="bold" officeooo:rsid="0026af0e" officeooo:paragraph-rsid="0026af0e" style:font-weight-asian="bold" style:font-weight-complex="bold"/>
    </style:style>
    <style:style style:name="P12" style:family="paragraph" style:parent-style-name="Standard">
      <style:text-properties fo:font-weight="bold" officeooo:rsid="002a0024" officeooo:paragraph-rsid="002a0024" style:font-weight-asian="bold" style:font-weight-complex="bold"/>
    </style:style>
    <style:style style:name="P13" style:family="paragraph" style:parent-style-name="Standard">
      <style:text-properties fo:font-weight="bold" officeooo:rsid="002a20e4" officeooo:paragraph-rsid="002a20e4" style:font-weight-asian="bold" style:font-weight-complex="bold"/>
    </style:style>
    <style:style style:name="P14" style:family="paragraph" style:parent-style-name="Standard">
      <style:text-properties fo:font-weight="bold" officeooo:rsid="003122be" officeooo:paragraph-rsid="003122be" style:font-weight-asian="bold" style:font-weight-complex="bold"/>
    </style:style>
    <style:style style:name="P15" style:family="paragraph" style:parent-style-name="Standard">
      <style:text-properties fo:font-weight="bold" officeooo:rsid="00362028" officeooo:paragraph-rsid="00362028" style:font-weight-asian="bold" style:font-weight-complex="bold"/>
    </style:style>
    <style:style style:name="P16" style:family="paragraph" style:parent-style-name="Standard">
      <style:text-properties fo:font-weight="bold" officeooo:rsid="00376112" officeooo:paragraph-rsid="00376112" style:font-weight-asian="bold" style:font-weight-complex="bold"/>
    </style:style>
    <style:style style:name="P17" style:family="paragraph" style:parent-style-name="Standard">
      <style:text-properties fo:font-weight="bold" officeooo:rsid="0039cf7d" officeooo:paragraph-rsid="0039cf7d" style:font-weight-asian="bold" style:font-weight-complex="bold"/>
    </style:style>
    <style:style style:name="P18" style:family="paragraph" style:parent-style-name="Standard">
      <style:text-properties fo:font-weight="bold" officeooo:rsid="002816d7" officeooo:paragraph-rsid="002816d7" style:font-weight-asian="bold" style:font-weight-complex="bold"/>
    </style:style>
    <style:style style:name="P19" style:family="paragraph" style:parent-style-name="Standard">
      <style:text-properties fo:font-weight="bold" officeooo:rsid="003b973d" officeooo:paragraph-rsid="003b973d" style:font-weight-asian="bold" style:font-weight-complex="bold"/>
    </style:style>
    <style:style style:name="P20" style:family="paragraph" style:parent-style-name="Standard">
      <style:text-properties fo:font-weight="bold" officeooo:rsid="003ce255" officeooo:paragraph-rsid="003ce255" style:font-weight-asian="bold" style:font-weight-complex="bold"/>
    </style:style>
    <style:style style:name="P21" style:family="paragraph" style:parent-style-name="Standard">
      <style:text-properties fo:font-weight="bold" officeooo:rsid="003f40e7" officeooo:paragraph-rsid="003f40e7" style:font-weight-asian="bold" style:font-weight-complex="bold"/>
    </style:style>
    <style:style style:name="P22" style:family="paragraph" style:parent-style-name="Standard">
      <style:text-properties fo:font-weight="bold" officeooo:rsid="0043875a" officeooo:paragraph-rsid="0043875a" style:font-weight-asian="bold" style:font-weight-complex="bold"/>
    </style:style>
    <style:style style:name="P23" style:family="paragraph" style:parent-style-name="Standard">
      <style:text-properties fo:font-weight="normal" officeooo:rsid="001086ac" officeooo:paragraph-rsid="001086ac" style:font-weight-asian="normal" style:font-weight-complex="normal"/>
    </style:style>
    <style:style style:name="P24" style:family="paragraph" style:parent-style-name="Standard">
      <style:text-properties fo:font-weight="normal" officeooo:rsid="00122fbe" officeooo:paragraph-rsid="00122fbe" style:font-weight-asian="normal" style:font-weight-complex="normal"/>
    </style:style>
    <style:style style:name="P25" style:family="paragraph" style:parent-style-name="Standard">
      <style:text-properties fo:font-weight="normal" officeooo:rsid="00138157" officeooo:paragraph-rsid="00138157" style:font-weight-asian="normal" style:font-weight-complex="normal"/>
    </style:style>
    <style:style style:name="P26" style:family="paragraph" style:parent-style-name="Standard">
      <style:text-properties fo:font-weight="normal" officeooo:rsid="00147720" officeooo:paragraph-rsid="00147720" style:font-weight-asian="normal" style:font-weight-complex="normal"/>
    </style:style>
    <style:style style:name="P27" style:family="paragraph" style:parent-style-name="Standard">
      <style:text-properties fo:font-weight="normal" officeooo:rsid="00148472" officeooo:paragraph-rsid="00148472" style:font-weight-asian="normal" style:font-weight-complex="normal"/>
    </style:style>
    <style:style style:name="P28" style:family="paragraph" style:parent-style-name="Standard">
      <style:text-properties fo:font-weight="normal" officeooo:rsid="00157f0b" officeooo:paragraph-rsid="00157f0b" style:font-weight-asian="normal" style:font-weight-complex="normal"/>
    </style:style>
    <style:style style:name="P29" style:family="paragraph" style:parent-style-name="Standard">
      <style:text-properties fo:font-weight="normal" officeooo:rsid="0015cc29" officeooo:paragraph-rsid="0015cc29" style:font-weight-asian="normal" style:font-weight-complex="normal"/>
    </style:style>
    <style:style style:name="P30" style:family="paragraph" style:parent-style-name="Standard">
      <style:text-properties fo:font-weight="normal" officeooo:rsid="0015cc29" officeooo:paragraph-rsid="0016f620" style:font-weight-asian="normal" style:font-weight-complex="normal"/>
    </style:style>
    <style:style style:name="P31" style:family="paragraph" style:parent-style-name="Standard">
      <style:text-properties fo:font-weight="normal" officeooo:rsid="0015cc29" officeooo:paragraph-rsid="00199d35" style:font-weight-asian="normal" style:font-weight-complex="normal"/>
    </style:style>
    <style:style style:name="P32" style:family="paragraph" style:parent-style-name="Standard">
      <style:text-properties fo:font-weight="normal" officeooo:rsid="0016f620" officeooo:paragraph-rsid="0016f620" style:font-weight-asian="normal" style:font-weight-complex="normal"/>
    </style:style>
    <style:style style:name="P33" style:family="paragraph" style:parent-style-name="Standard">
      <style:text-properties fo:font-weight="normal" officeooo:rsid="00186b4c" officeooo:paragraph-rsid="00186b4c" style:font-weight-asian="normal" style:font-weight-complex="normal"/>
    </style:style>
    <style:style style:name="P34" style:family="paragraph" style:parent-style-name="Standard">
      <style:text-properties fo:font-weight="normal" officeooo:rsid="00199d35" officeooo:paragraph-rsid="00199d35" style:font-weight-asian="normal" style:font-weight-complex="normal"/>
    </style:style>
    <style:style style:name="P35" style:family="paragraph" style:parent-style-name="Standard">
      <style:text-properties fo:font-weight="normal" officeooo:rsid="001f1b55" officeooo:paragraph-rsid="001f1b55" style:font-weight-asian="normal" style:font-weight-complex="normal"/>
    </style:style>
    <style:style style:name="P36" style:family="paragraph" style:parent-style-name="Standard">
      <style:text-properties fo:font-weight="normal" officeooo:rsid="0020cf6c" officeooo:paragraph-rsid="0020cf6c" style:font-weight-asian="normal" style:font-weight-complex="normal"/>
    </style:style>
    <style:style style:name="P37" style:family="paragraph" style:parent-style-name="Standard">
      <style:text-properties fo:font-weight="normal" officeooo:rsid="002211ac" officeooo:paragraph-rsid="002211ac" style:font-weight-asian="normal" style:font-weight-complex="normal"/>
    </style:style>
    <style:style style:name="P38" style:family="paragraph" style:parent-style-name="Standard">
      <style:text-properties fo:font-weight="normal" officeooo:rsid="0023b2cc" officeooo:paragraph-rsid="0023b2cc" style:font-weight-asian="normal" style:font-weight-complex="normal"/>
    </style:style>
    <style:style style:name="P39" style:family="paragraph" style:parent-style-name="Standard">
      <style:text-properties fo:font-weight="normal" officeooo:rsid="002a0024" officeooo:paragraph-rsid="002a0024" style:font-weight-asian="normal" style:font-weight-complex="normal"/>
    </style:style>
    <style:style style:name="P40" style:family="paragraph" style:parent-style-name="Standard">
      <style:text-properties fo:font-weight="normal" officeooo:rsid="002a20e4" officeooo:paragraph-rsid="002a20e4" style:font-weight-asian="normal" style:font-weight-complex="normal"/>
    </style:style>
    <style:style style:name="P41" style:family="paragraph" style:parent-style-name="Standard">
      <style:text-properties fo:font-weight="normal" officeooo:rsid="003122be" officeooo:paragraph-rsid="003122be" style:font-weight-asian="normal" style:font-weight-complex="normal"/>
    </style:style>
    <style:style style:name="P42" style:family="paragraph" style:parent-style-name="Standard">
      <style:text-properties fo:font-weight="normal" officeooo:rsid="00330500" officeooo:paragraph-rsid="00330500" style:font-weight-asian="normal" style:font-weight-complex="normal"/>
    </style:style>
    <style:style style:name="P43" style:family="paragraph" style:parent-style-name="Standard">
      <style:text-properties fo:font-weight="normal" officeooo:rsid="0033e856" officeooo:paragraph-rsid="0033e856" style:font-weight-asian="normal" style:font-weight-complex="normal"/>
    </style:style>
    <style:style style:name="P44" style:family="paragraph" style:parent-style-name="Standard">
      <style:text-properties fo:font-weight="normal" officeooo:rsid="00362028" officeooo:paragraph-rsid="00362028" style:font-weight-asian="normal" style:font-weight-complex="normal"/>
    </style:style>
    <style:style style:name="P45" style:family="paragraph" style:parent-style-name="Standard">
      <style:text-properties fo:font-weight="normal" officeooo:rsid="00376112" officeooo:paragraph-rsid="00376112" style:font-weight-asian="normal" style:font-weight-complex="normal"/>
    </style:style>
    <style:style style:name="P46" style:family="paragraph" style:parent-style-name="Standard">
      <style:text-properties fo:font-weight="normal" officeooo:rsid="00383e89" officeooo:paragraph-rsid="00383e89" style:font-weight-asian="normal" style:font-weight-complex="normal"/>
    </style:style>
    <style:style style:name="P47" style:family="paragraph" style:parent-style-name="Standard">
      <style:text-properties fo:font-weight="normal" officeooo:rsid="0039cf7d" officeooo:paragraph-rsid="0039cf7d" style:font-weight-asian="normal" style:font-weight-complex="normal"/>
    </style:style>
    <style:style style:name="P48" style:family="paragraph" style:parent-style-name="Standard">
      <style:text-properties fo:font-weight="normal" officeooo:rsid="002816d7" officeooo:paragraph-rsid="002816d7" style:font-weight-asian="normal" style:font-weight-complex="normal"/>
    </style:style>
    <style:style style:name="P49" style:family="paragraph" style:parent-style-name="Standard">
      <style:text-properties fo:font-weight="normal" officeooo:rsid="003b973d" officeooo:paragraph-rsid="003b973d" style:font-weight-asian="normal" style:font-weight-complex="normal"/>
    </style:style>
    <style:style style:name="P50" style:family="paragraph" style:parent-style-name="Standard">
      <style:text-properties fo:font-weight="normal" officeooo:rsid="003f40e7" officeooo:paragraph-rsid="003f40e7" style:font-weight-asian="normal" style:font-weight-complex="normal"/>
    </style:style>
    <style:style style:name="P51" style:family="paragraph" style:parent-style-name="Standard">
      <style:text-properties fo:font-weight="normal" officeooo:rsid="0043875a" officeooo:paragraph-rsid="0043875a" style:font-weight-asian="normal" style:font-weight-complex="normal"/>
    </style:style>
    <style:style style:name="P52" style:family="paragraph" style:parent-style-name="Standard">
      <style:text-properties fo:font-weight="normal" officeooo:rsid="0043875a" officeooo:paragraph-rsid="0044e56a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57621" officeooo:paragraph-rsid="00457621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473b92" officeooo:paragraph-rsid="00473b92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78089" officeooo:paragraph-rsid="00478089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b8000" officeooo:paragraph-rsid="004b8000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473b92" officeooo:paragraph-rsid="00473b92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01086ac" officeooo:paragraph-rsid="001086ac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0138157" officeooo:paragraph-rsid="00138157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26af0e" officeooo:paragraph-rsid="0026af0e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26af0e" officeooo:paragraph-rsid="00278bb2" style:font-weight-asian="normal" style:font-weight-complex="normal"/>
    </style:style>
    <style:style style:name="P62" style:family="paragraph" style:parent-style-name="Standard" style:list-style-name="L3">
      <style:text-properties fo:font-weight="normal" officeooo:rsid="002816d7" officeooo:paragraph-rsid="002816d7" style:font-weight-asian="normal" style:font-weight-complex="normal"/>
    </style:style>
    <style:style style:name="P63" style:family="paragraph" style:parent-style-name="Standard" style:list-style-name="L3">
      <style:text-properties officeooo:rsid="002816d7" officeooo:paragraph-rsid="002816d7"/>
    </style:style>
    <style:style style:name="P64" style:family="paragraph" style:parent-style-name="Standard" style:list-style-name="L4">
      <style:text-properties style:text-underline-style="solid" style:text-underline-width="auto" style:text-underline-color="font-color" fo:font-weight="normal" officeooo:rsid="0043875a" officeooo:paragraph-rsid="0043875a" style:font-weight-asian="normal" style:font-weight-complex="normal"/>
    </style:style>
    <style:style style:name="P65" style:family="paragraph" style:parent-style-name="Standard" style:list-style-name="L5">
      <style:text-properties style:text-underline-style="solid" style:text-underline-width="auto" style:text-underline-color="font-color" fo:font-weight="normal" officeooo:rsid="00457621" officeooo:paragraph-rsid="00457621" style:font-weight-asian="normal" style:font-weight-complex="normal"/>
    </style:style>
    <style:style style:name="P66" style:family="paragraph" style:parent-style-name="Standard" style:list-style-name="L6">
      <style:text-properties style:text-underline-style="solid" style:text-underline-width="auto" style:text-underline-color="font-color" fo:font-weight="normal" officeooo:rsid="00473b92" officeooo:paragraph-rsid="00473b92" style:font-weight-asian="normal" style:font-weight-complex="normal"/>
    </style:style>
    <style:style style:name="P67" style:family="paragraph" style:parent-style-name="Standard" style:list-style-name="L7">
      <style:text-properties style:text-underline-style="solid" style:text-underline-width="auto" style:text-underline-color="font-color" fo:font-weight="normal" officeooo:rsid="00499c4b" officeooo:paragraph-rsid="00499c4b" style:font-weight-asian="normal" style:font-weight-complex="normal"/>
    </style:style>
    <style:style style:name="P68" style:family="paragraph" style:parent-style-name="Standard" style:list-style-name="L8">
      <style:text-properties style:text-underline-style="solid" style:text-underline-width="auto" style:text-underline-color="font-color" fo:font-weight="bold" officeooo:rsid="004e3453" officeooo:paragraph-rsid="004e3453" style:font-weight-asian="bold" style:font-weight-complex="bold"/>
    </style:style>
    <style:style style:name="P69" style:family="paragraph" style:parent-style-name="Standard" style:list-style-name="L9">
      <style:text-properties style:text-underline-style="solid" style:text-underline-width="auto" style:text-underline-color="font-color" fo:font-weight="bold" officeooo:rsid="004e3453" officeooo:paragraph-rsid="004e3453" style:font-weight-asian="bold" style:font-weight-complex="bold"/>
    </style:style>
    <style:style style:name="P70" style:family="paragraph" style:parent-style-name="Standard">
      <style:text-properties style:text-underline-style="none" fo:font-weight="normal" officeooo:rsid="00478089" officeooo:paragraph-rsid="00478089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4dd2ba" officeooo:paragraph-rsid="004dd2ba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4e3453" officeooo:paragraph-rsid="004e3453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4fb489" officeooo:paragraph-rsid="004fb489" style:font-weight-asian="normal" style:font-weight-complex="normal"/>
    </style:style>
    <style:style style:name="P74" style:family="paragraph" style:parent-style-name="Standard">
      <style:text-properties style:text-underline-style="none" fo:font-weight="bold" officeooo:rsid="004c32c3" officeooo:paragraph-rsid="004c32c3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4dd2ba" officeooo:paragraph-rsid="004dd2b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aae2"/>
    </style:style>
    <style:style style:name="T3" style:family="text">
      <style:text-properties officeooo:rsid="0016f620"/>
    </style:style>
    <style:style style:name="T4" style:family="text">
      <style:text-properties officeooo:rsid="0020cf6c"/>
    </style:style>
    <style:style style:name="T5" style:family="text">
      <style:text-properties officeooo:rsid="00278bb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c0bf1"/>
    </style:style>
    <style:style style:name="T8" style:family="text">
      <style:text-properties officeooo:rsid="002c4956"/>
    </style:style>
    <style:style style:name="T9" style:family="text">
      <style:text-properties officeooo:rsid="002d29da"/>
    </style:style>
    <style:style style:name="T10" style:family="text">
      <style:text-properties officeooo:rsid="002db97f"/>
    </style:style>
    <style:style style:name="T11" style:family="text">
      <style:text-properties officeooo:rsid="002f9eb1"/>
    </style:style>
    <style:style style:name="T12" style:family="text">
      <style:text-properties officeooo:rsid="003122be"/>
    </style:style>
    <style:style style:name="T13" style:family="text">
      <style:text-properties officeooo:rsid="00322d59"/>
    </style:style>
    <style:style style:name="T14" style:family="text">
      <style:text-properties officeooo:rsid="0039cf7d"/>
    </style:style>
    <style:style style:name="T15" style:family="text">
      <style:text-properties officeooo:rsid="003e5de2"/>
    </style:style>
    <style:style style:name="T16" style:family="text">
      <style:text-properties officeooo:rsid="0044e56a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What is shell?</text:p>
      <text:p text:style-name="P1">A unix shell program interprets user command which can be either interpreted by the user or which can be read from a file called shell script.</text:p>
      <text:p text:style-name="P1">Shell scripts are <text:span text:style-name="T1">interpreted and not compiled</text:span>.</text:p>
      <text:p text:style-name="P1"/>
      <text:p text:style-name="P2">Various types of shells are available in linux</text:p>
      <text:list xml:id="list4960921352580250599" text:style-name="L1">
        <text:list-item>
          <text:p text:style-name="P58">Bourne shell called “sh”</text:p>
        </text:list-item>
        <text:list-item>
          <text:p text:style-name="P58">Bourne-again-shell called “bash”</text:p>
        </text:list-item>
        <text:list-item>
          <text:p text:style-name="P58">C-shell called “csh” and took C-shell called “tcsh”</text:p>
        </text:list-item>
        <text:list-item>
          <text:p text:style-name="P58">Korn shell called “ksh”</text:p>
        </text:list-item>
        <text:list-item>
          <text:p text:style-name="P59">Debian Almquist shell called “dash”</text:p>
        </text:list-item>
        <text:list-item>
          <text:p text:style-name="P59">Restricted-Bour<text:span text:style-name="T2">ne-again-shell called “rbash”</text:span></text:p>
        </text:list-item>
      </text:list>
      <text:p text:style-name="P23"/>
      <text:p text:style-name="P3">To find which all shells your OS supports</text:p>
      <text:p text:style-name="P24">$ cat /etc/shells</text:p>
      <text:p text:style-name="P24"/>
      <text:p text:style-name="P25">charul@charul-Lenovo-ideapad-300-15ISK:~$ cat /etc/shells</text:p>
      <text:p text:style-name="P25"># /etc/shells: valid login shells</text:p>
      <text:p text:style-name="P25">/bin/sh</text:p>
      <text:p text:style-name="P25">/bin/dash</text:p>
      <text:p text:style-name="P25">/bin/bash</text:p>
      <text:p text:style-name="P25">/bin/rbash</text:p>
      <text:p text:style-name="P25"/>
      <text:p text:style-name="P4">To know where bash is located</text:p>
      <text:p text:style-name="P26">$ which bash</text:p>
      <text:p text:style-name="P26"/>
      <text:p text:style-name="P26">charul@charul-Lenovo-ideapad-300-15ISK:~$ which bash</text:p>
      <text:p text:style-name="P26">/bin/bash</text:p>
      <text:p text:style-name="P26"/>
      <text:p text:style-name="P5">To know about the permissions of a file</text:p>
      <text:p text:style-name="P27">$ ls -al</text:p>
      <text:p text:style-name="P27"/>
      <text:p text:style-name="P27">charul@charul-Lenovo-ideapad-300-15ISK:~/study_lectures/bash_practice$ ls -al</text:p>
      <text:p text:style-name="P27">total 12</text:p>
      <text:p text:style-name="P27">drwxrwxr-x 2 charul charul 4096 Dec 30 20:33 .</text:p>
      <text:p text:style-name="P27">drwxrwxr-x 9 charul charul 4096 Dec 30 20:27 ..</text:p>
      <text:p text:style-name="P27">-rwxrwxrwx 1 charul charul <text:s text:c="2"/>20 Dec 30 20:33 1.sh</text:p>
      <text:p text:style-name="P27"/>
      <text:p text:style-name="P6">comments in bash script </text:p>
      <text:p text:style-name="P28"># </text:p>
      <text:p text:style-name="P28"/>
      <text:p text:style-name="P6">System-defined variables</text:p>
      <text:p text:style-name="P28">echo $BASH</text:p>
      <text:p text:style-name="P28">echo $BASH_VERSION</text:p>
      <text:p text:style-name="P28">echo $HOME</text:p>
      <text:p text:style-name="P28">echo $PWD</text:p>
      <text:p text:style-name="P28"/>
      <text:p text:style-name="P28">charul@charul-Lenovo-ideapad-300-15ISK:~/study_lectures/bash_practice$ ./1.sh</text:p>
      <text:p text:style-name="P28">Hello world</text:p>
      <text:p text:style-name="P28">/bin/bash</text:p>
      <text:p text:style-name="P28">4.3.48(1)-release</text:p>
      <text:p text:style-name="P28"><text:soft-page-break/>/home/charul</text:p>
      <text:p text:style-name="P28">/home/charul/study_lectures/bash_practice</text:p>
      <text:p text:style-name="P28"/>
      <text:p text:style-name="P28"/>
      <text:p text:style-name="P7">User-defined variables</text:p>
      <text:p text:style-name="P29">name=Charul</text:p>
      <text:p text:style-name="P32">age=20</text:p>
      <text:p text:style-name="P29">echo The name is $name</text:p>
      <text:p text:style-name="P30">echo <text:span text:style-name="T3">Age</text:span> is $<text:span text:style-name="T3">age</text:span></text:p>
      <text:p text:style-name="P29"/>
      <text:p text:style-name="P29">charul@charul-Lenovo-ideapad-300-15ISK:~/study_lectures/bash_practice$ ./1.sh</text:p>
      <text:p text:style-name="P29">The name is Charul</text:p>
      <text:p text:style-name="P33">Age is 20</text:p>
      <text:p text:style-name="P33"/>
      <text:p text:style-name="P33"/>
      <text:p text:style-name="P8">Taking input from the user</text:p>
      <text:p text:style-name="P34">echo "enter subjects : "</text:p>
      <text:p text:style-name="P34">read subject1 subject2 subject3</text:p>
      <text:p text:style-name="P34">echo "entered subjects are " $subject1 $subject2 $subject3</text:p>
      <text:p text:style-name="P31"/>
      <text:p text:style-name="P29"/>
      <text:p text:style-name="P34">enter subjects : </text:p>
      <text:p text:style-name="P34">maths english hindi</text:p>
      <text:p text:style-name="P34">entered subjects are <text:s/>maths english hindi</text:p>
      <text:p text:style-name="P34"/>
      <text:p text:style-name="P34"/>
      <text:p text:style-name="P9">For input to be taken on the same line </text:p>
      <text:p text:style-name="P35">read -p "enter rollno:" roll <text:s text:c="4"/></text:p>
      <text:p text:style-name="P35">echo $roll</text:p>
      <text:p text:style-name="P35"><text:s/></text:p>
      <text:p text:style-name="P35"/>
      <text:p text:style-name="P35">enter rollno:23</text:p>
      <text:p text:style-name="P35">23</text:p>
      <text:p text:style-name="P35"/>
      <text:p text:style-name="P35"/>
      <text:p text:style-name="P9">For taking hidden inputs <text:span text:style-name="T4">(value appears after enter is pressed)</text:span></text:p>
      <text:p text:style-name="P35">read -sp "enter pswd:" pass <text:s text:c="3"/></text:p>
      <text:p text:style-name="P35">echo $pass</text:p>
      <text:p text:style-name="P35"/>
      <text:p text:style-name="P35"/>
      <text:p text:style-name="P36">enter pswd:25637748894848</text:p>
      <text:p text:style-name="P36"/>
      <text:p text:style-name="P36"/>
      <text:p text:style-name="P10">Array </text:p>
      <text:p text:style-name="P37">echo "enter names: "</text:p>
      <text:p text:style-name="P37">read -a names</text:p>
      <text:p text:style-name="P37">echo ${names[0]}, ${names[1]}, ${names[-1]}</text:p>
      <text:p text:style-name="P37"/>
      <text:p text:style-name="P37"/>
      <text:p text:style-name="P37">enter names: </text:p>
      <text:p text:style-name="P37">chfy bcd vhfyf nvfyf eaea bbkho</text:p>
      <text:p text:style-name="P37">chfy, bcd, bbkho</text:p>
      <text:p text:style-name="P37"><text:soft-page-break/></text:p>
      <text:p text:style-name="P10">REPLY <text:s/>system variable</text:p>
      <text:p text:style-name="P38">echo "enter surnames"</text:p>
      <text:p text:style-name="P38">read</text:p>
      <text:p text:style-name="P38">echo $REPLY</text:p>
      <text:p text:style-name="P37"/>
      <text:p text:style-name="P37"/>
      <text:p text:style-name="P37">enter surnames</text:p>
      <text:p text:style-name="P37">chtdt nfddgk bdyf ffjhol</text:p>
      <text:p text:style-name="P37">chtdt nfddgk bdyf ffjhol</text:p>
      <text:p text:style-name="P37"/>
      <text:p text:style-name="P37"/>
      <text:p text:style-name="P11">Integer comparison in bash</text:p>
      <text:list xml:id="list4756661693064114066" text:style-name="L2">
        <text:list-item>
          <text:p text:style-name="P60">-eq : is equal to <text:s/>- if [ “$a” -eq “$b” ]</text:p>
        </text:list-item>
        <text:list-item>
          <text:p text:style-name="P61">-<text:span text:style-name="T5">ne</text:span> : is <text:span text:style-name="T5">not </text:span>equal to <text:s/>- if [ “$a” -<text:span text:style-name="T5">n</text:span>e “$b” ] </text:p>
        </text:list-item>
        <text:list-item>
          <text:p text:style-name="P61">-<text:span text:style-name="T5">gt</text:span> : is <text:span text:style-name="T5">greater than</text:span> <text:s/>- if [ “$a” -<text:span text:style-name="T5">gt</text:span> “$b” ]</text:p>
        </text:list-item>
        <text:list-item>
          <text:p text:style-name="P61">-<text:span text:style-name="T5">ge</text:span> : is <text:span text:style-name="T5">greater than or </text:span>equal to <text:s/>- if [ “$a” -<text:span text:style-name="T5">ge</text:span> “$b” ]</text:p>
        </text:list-item>
        <text:list-item>
          <text:p text:style-name="P61">-<text:span text:style-name="T5">lt</text:span> : is <text:span text:style-name="T5">less than</text:span> <text:s/>- if [ “$a” -<text:span text:style-name="T5">lt</text:span> “$b” ]</text:p>
        </text:list-item>
        <text:list-item>
          <text:p text:style-name="P61">-<text:span text:style-name="T5">le</text:span> : is <text:span text:style-name="T5">less than or</text:span> equal to <text:s/>- if [ “$a” -<text:span text:style-name="T5">le</text:span> “$b” ]</text:p>
        </text:list-item>
        <text:list-item>
          <text:p text:style-name="P61"><text:span text:style-name="T5">&gt;</text:span> : is <text:span text:style-name="T5">greater than</text:span> <text:s/>- if <text:span text:style-name="T5">(( </text:span>“$a” <text:span text:style-name="T5">&gt;</text:span> “$b” <text:span text:style-name="T5">))</text:span></text:p>
        </text:list-item>
        <text:list-item>
          <text:p text:style-name="P61"><text:span text:style-name="T5">&gt;=</text:span> : is <text:span text:style-name="T5">greater than or </text:span>equal to <text:s/>- if <text:span text:style-name="T5">(( </text:span>“$a” <text:span text:style-name="T5">&gt;=</text:span> “$b” <text:span text:style-name="T5">))</text:span></text:p>
        </text:list-item>
        <text:list-item>
          <text:p text:style-name="P61"><text:span text:style-name="T5">&lt;</text:span> : is <text:span text:style-name="T5">less than</text:span> <text:s/>- if <text:span text:style-name="T5">(( </text:span>“$a” <text:span text:style-name="T5">&lt;</text:span> “$b” <text:span text:style-name="T5">))</text:span></text:p>
        </text:list-item>
        <text:list-item>
          <text:p text:style-name="P61"><text:span text:style-name="T5">&lt;=</text:span> : is <text:span text:style-name="T5">less than or</text:span> equal to <text:s/>- if <text:span text:style-name="T5">(( </text:span>“$a” <text:span text:style-name="T5">&lt;=</text:span> “$b” <text:span text:style-name="T5">))</text:span></text:p>
        </text:list-item>
        <text:list-item>
          <text:p text:style-name="P61">-<text:span text:style-name="T7">e : to check whether a file exists or not</text:span></text:p>
        </text:list-item>
        <text:list-item>
          <text:p text:style-name="P61">-<text:span text:style-name="T8">d : to check whether a directory exists or not</text:span></text:p>
        </text:list-item>
        <text:list-item>
          <text:p text:style-name="P61">-<text:span text:style-name="T9">s : to check whether a file is empty or not</text:span></text:p>
        </text:list-item>
        <text:list-item>
          <text:p text:style-name="P61">-<text:span text:style-name="T10">r : to check whether the file has read permissions</text:span></text:p>
        </text:list-item>
        <text:list-item>
          <text:p text:style-name="P61">-<text:span text:style-name="T10">w : to check whether the file has write permissions</text:span></text:p>
        </text:list-item>
        <text:list-item>
          <text:p text:style-name="P61">-<text:span text:style-name="T11">x : to check whether the file has execute permissions </text:span></text:p>
        </text:list-item>
      </text:list>
      <text:p text:style-name="P18"/>
      <text:p text:style-name="P18">String comparisons</text:p>
      <text:list xml:id="list1731482302500361388" text:style-name="L3">
        <text:list-item>
          <text:p text:style-name="P63"><text:span text:style-name="T1">= <text:s/></text:span><text:span text:style-name="T6">- is equal to <text:s/>-if [ “$a” = “$b” ]</text:span></text:p>
        </text:list-item>
        <text:list-item>
          <text:p text:style-name="P63"><text:span text:style-name="T1">== <text:s/></text:span><text:span text:style-name="T6">- is equal to <text:s/>-if [ “$a” == “$b” ]</text:span></text:p>
        </text:list-item>
        <text:list-item>
          <text:p text:style-name="P63"><text:span text:style-name="T1">!= <text:s/></text:span><text:span text:style-name="T6">- is not equal to <text:s/>-if [ “$a” != “$b” ]</text:span></text:p>
        </text:list-item>
        <text:list-item>
          <text:p text:style-name="P63"><text:span text:style-name="T1">= <text:s/></text:span><text:span text:style-name="T6">- is less than, in ASCII alphabetical order <text:s/>-if [[ “$a” &lt; “$b” ]]</text:span></text:p>
        </text:list-item>
        <text:list-item>
          <text:p text:style-name="P63"><text:span text:style-name="T1">= <text:s/></text:span><text:span text:style-name="T6">- is greater than, in ASCII alphabetical order <text:s/>-if [[ “$a” &gt; “$b” ]]</text:span></text:p>
        </text:list-item>
        <text:list-item>
          <text:p text:style-name="P62">-z <text:s/>- string is null, that is, has zero length</text:p>
        </text:list-item>
      </text:list>
      <text:p text:style-name="P48"/>
      <text:p text:style-name="P48"/>
      <text:p text:style-name="P12">Example</text:p>
      <text:p text:style-name="P39">count=10</text:p>
      <text:p text:style-name="P39">if [ $count -gt 5 ] <text:s text:c="2"/># dont forget to give space after square bracket [ and before ]</text:p>
      <text:p text:style-name="P39">then </text:p>
      <text:p text:style-name="P39"><text:tab/>echo "correct"</text:p>
      <text:p text:style-name="P39">else </text:p>
      <text:p text:style-name="P39"><text:tab/>echo "incorrect"</text:p>
      <text:p text:style-name="P39">fi<text:tab/><text:tab/></text:p>
      <text:p text:style-name="P39"/>
      <text:p text:style-name="P39"/>
      <text:p text:style-name="P39">word=abc</text:p>
      <text:p text:style-name="P39"><text:soft-page-break/>if [ $word == "abc" ]</text:p>
      <text:p text:style-name="P39">then </text:p>
      <text:p text:style-name="P39"><text:tab/>echo "correct"</text:p>
      <text:p text:style-name="P39">else</text:p>
      <text:p text:style-name="P39"><text:tab/>echo "incorrect"</text:p>
      <text:p text:style-name="P39">fi<text:tab/><text:tab/></text:p>
      <text:p text:style-name="P39"/>
      <text:p text:style-name="P39"/>
      <text:p text:style-name="P39">OUTPUT</text:p>
      <text:p text:style-name="P39">charul@charul-Lenovo-ideapad-300-15ISK:~/study_lectures/bash_practice$ ./2_loops.sh</text:p>
      <text:p text:style-name="P39">correct</text:p>
      <text:p text:style-name="P39">correct</text:p>
      <text:p text:style-name="P39"/>
      <text:p text:style-name="P39"/>
      <text:p text:style-name="P13">To interpret the escape sequences</text:p>
      <text:p text:style-name="P40">-e flag is used</text:p>
      <text:p text:style-name="P40">echo -e “enter file name: \c”</text:p>
      <text:p text:style-name="P40"/>
      <text:p text:style-name="P40"/>
      <text:p text:style-name="P14">Logical operators </text:p>
      <text:p text:style-name="P41">if [ age -<text:span text:style-name="T13">gt 30 ] &amp;&amp; [ age -lt 50 ]</text:span></text:p>
      <text:p text:style-name="P42">then </text:p>
      <text:p text:style-name="P42"><text:tab/>echo ...</text:p>
      <text:p text:style-name="P43">OR</text:p>
      <text:p text:style-name="P43">if [[ <text:span text:style-name="T12">age -gt 30</text:span> &amp;&amp; <text:span text:style-name="T13">age -lt 50</text:span> ]]</text:p>
      <text:p text:style-name="P43">OR</text:p>
      <text:p text:style-name="P43">if <text:s/><text:span text:style-name="T12">[ age -gt 30 -</text:span>a<text:span text:style-name="T12"> age -lt 50 ]</text:span></text:p>
      <text:p text:style-name="P43"/>
      <text:p text:style-name="P43"/>
      <text:p text:style-name="P15">Echo command takes everything written after it as string by default.</text:p>
      <text:p text:style-name="P44">echo 1+1</text:p>
      <text:p text:style-name="P44">charul@charul-Lenovo-ideapad-300-15ISK:~/study_lectures/bash_practice$ ./4_arithmetic.sh</text:p>
      <text:p text:style-name="P44">1+1</text:p>
      <text:p text:style-name="P44"/>
      <text:p text:style-name="P15"/>
      <text:p text:style-name="P16"><text:span text:style-name="T14">A</text:span>rithmetic operations in bash script</text:p>
      <text:p text:style-name="P45">echo $(( num1 + num2 ))</text:p>
      <text:p text:style-name="P46">OR</text:p>
      <text:p text:style-name="P46">echo $(expr $num1 + $num2)</text:p>
      <text:p text:style-name="P46"/>
      <text:p text:style-name="P46"/>
      <text:p text:style-name="P17">Basic calculator operations</text:p>
      <text:p text:style-name="P47">echo "3^3" | bc</text:p>
      <text:p text:style-name="P47">echo "sqrt(9)" | bc</text:p>
      <text:p text:style-name="P47"/>
      <text:p text:style-name="P17"/>
      <text:p text:style-name="P19">Switch case statement</text:p>
      <text:p text:style-name="P49">word=abc</text:p>
      <text:p text:style-name="P49">case $word in</text:p>
      <text:p text:style-name="P49"><text:tab/>"def" )</text:p>
      <text:p text:style-name="P49"><text:tab/>echo "1 is correct" ;;</text:p>
      <text:p text:style-name="P49"><text:tab/>"abc" )</text:p>
      <text:p text:style-name="P49"><text:soft-page-break/><text:tab/>echo "2 is correct" ;;</text:p>
      <text:p text:style-name="P49"><text:tab/>* )</text:p>
      <text:p text:style-name="P49"><text:tab/>echo "none is correct" ;;</text:p>
      <text:p text:style-name="P49">esac<text:tab/></text:p>
      <text:p text:style-name="P49"/>
      <text:p text:style-name="P49"/>
      <text:p text:style-name="P49">charul@charul-Lenovo-ideapad-300-15ISK:~/study_lectures/bash_practice$ ./5_switchcase.sh</text:p>
      <text:p text:style-name="P49">2 is correct</text:p>
      <text:p text:style-name="P20">$ LANG=C </text:p>
      <text:p text:style-name="P20">when fo<text:span text:style-name="T15">r some OS, it shows small case letter even for a capital case</text:span></text:p>
      <text:p text:style-name="P20"/>
      <text:p text:style-name="P20"/>
      <text:p text:style-name="P20"/>
      <text:p text:style-name="P21">Arrays in bash</text:p>
      <text:p text:style-name="P50">os=('ubuntu' 'kali' 'fedora' 'arch')</text:p>
      <text:p text:style-name="P50">echo "${os[@]}"</text:p>
      <text:p text:style-name="P50">echo "${os[0]}"</text:p>
      <text:p text:style-name="P50">echo "${!os[@]}"</text:p>
      <text:p text:style-name="P50">echo "${#os[@]}"</text:p>
      <text:p text:style-name="P50"/>
      <text:p text:style-name="P50"/>
      <text:p text:style-name="P50">charul@charul-Lenovo-ideapad-300-15ISK:~/study_lectures/bash_practice$ ./6_arrays.sh</text:p>
      <text:p text:style-name="P50">ubuntu kali fedora arch</text:p>
      <text:p text:style-name="P50">ubuntu</text:p>
      <text:p text:style-name="P50">0 1 2 3</text:p>
      <text:p text:style-name="P50">4</text:p>
      <text:p text:style-name="P19"/>
      <text:p text:style-name="P19"/>
      <text:p text:style-name="P22">Loops in bash </text:p>
      <text:list xml:id="list6426623526761556492" text:style-name="L4">
        <text:list-item>
          <text:p text:style-name="P64">While loop</text:p>
        </text:list-item>
      </text:list>
      <text:p text:style-name="P51">n=1</text:p>
      <text:p text:style-name="P51">while [ $n -le 10 ]</text:p>
      <text:p text:style-name="P51">do</text:p>
      <text:p text:style-name="P51"><text:tab/>echo "$n"</text:p>
      <text:p text:style-name="P51"><text:tab/>(( n++ ))</text:p>
      <text:p text:style-name="P51"><text:tab/>sleep 0.5 <text:s text:c="5"/>// prints after every 0.5 sec</text:p>
      <text:p text:style-name="P52"><text:tab/><text:span text:style-name="T16">gnome-terminal &amp; <text:s/># opens gnome-terminal</text:span></text:p>
      <text:p text:style-name="P52"><text:tab/><text:span text:style-name="T16">xterm &amp; <text:s text:c="2"/># opens xterm- terminal</text:span></text:p>
      <text:p text:style-name="P51">done<text:tab/></text:p>
      <text:p text:style-name="P51"/>
      <text:p text:style-name="P51"/>
      <text:p text:style-name="P51">charul@charul-Lenovo-ideapad-300-15ISK:~/study_lectures/bash_practice$ ./7_loops.sh</text:p>
      <text:p text:style-name="P51">1</text:p>
      <text:p text:style-name="P51">2</text:p>
      <text:p text:style-name="P51">3</text:p>
      <text:p text:style-name="P51">4</text:p>
      <text:p text:style-name="P51">5</text:p>
      <text:p text:style-name="P51">6</text:p>
      <text:p text:style-name="P51">7</text:p>
      <text:p text:style-name="P51">8</text:p>
      <text:p text:style-name="P51">9</text:p>
      <text:p text:style-name="P51">10</text:p>
      <text:list xml:id="list8382376984945701738" text:style-name="L5">
        <text:list-item>
          <text:p text:style-name="P65"><text:soft-page-break/>Until loop</text:p>
        </text:list-item>
      </text:list>
      <text:p text:style-name="P53">Reverse of while loop, loop executes until the condition is false.</text:p>
      <text:p text:style-name="P53">n=1</text:p>
      <text:p text:style-name="P53">until [ $n -ge 2 ]</text:p>
      <text:p text:style-name="P53">do </text:p>
      <text:p text:style-name="P53"><text:tab/>echo "$n"</text:p>
      <text:p text:style-name="P53"><text:tab/>((n++))</text:p>
      <text:p text:style-name="P53">done<text:tab/></text:p>
      <text:p text:style-name="P53"/>
      <text:p text:style-name="P53"/>
      <text:p text:style-name="P53"/>
      <text:p text:style-name="P53">charul@charul-Lenovo-ideapad-300-15ISK:~/study_lectures/bash_practice$ ./7_loops.sh</text:p>
      <text:p text:style-name="P53">1</text:p>
      <text:p text:style-name="P53"/>
      <text:list xml:id="list596168634648897254" text:style-name="L6">
        <text:list-item>
          <text:p text:style-name="P66">For loop</text:p>
        </text:list-item>
      </text:list>
      <text:p text:style-name="P54"><text:span text:style-name="T17">method 1 <text:s/></text:span><text:s/></text:p>
      <text:p text:style-name="P54">for i in 1 2 3 4 5</text:p>
      <text:p text:style-name="P54">do</text:p>
      <text:p text:style-name="P54"><text:tab/>echo "$i"</text:p>
      <text:p text:style-name="P54">done<text:tab/></text:p>
      <text:p text:style-name="P54"/>
      <text:p text:style-name="P54"/>
      <text:p text:style-name="P57">method 2</text:p>
      <text:p text:style-name="P54">for i in {1..20..2} <text:s/># {start..end..increament} <text:s text:c="2"/>valid only for version&gt; 4.0</text:p>
      <text:p text:style-name="P54">do</text:p>
      <text:p text:style-name="P54"><text:tab/>echo $i</text:p>
      <text:p text:style-name="P54">done<text:tab/></text:p>
      <text:p text:style-name="P54"/>
      <text:p text:style-name="P54"/>
      <text:p text:style-name="P57">method 3</text:p>
      <text:p text:style-name="P54">for (( i=0; i&lt;5; i++ ))</text:p>
      <text:p text:style-name="P54">do </text:p>
      <text:p text:style-name="P54"><text:tab/>echo $i</text:p>
      <text:p text:style-name="P54">done<text:tab/></text:p>
      <text:p text:style-name="P54"/>
      <text:p text:style-name="P54"/>
      <text:list xml:id="list8260302466260614872" text:style-name="L7">
        <text:list-item>
          <text:p text:style-name="P67">Select loop</text:p>
        </text:list-item>
      </text:list>
      <text:p text:style-name="P56">select subject in maths hindi english science</text:p>
      <text:p text:style-name="P56">do </text:p>
      <text:p text:style-name="P56"><text:tab/>echo "$subject selected"</text:p>
      <text:p text:style-name="P56">done<text:tab/></text:p>
      <text:p text:style-name="P56"/>
      <text:p text:style-name="P56"/>
      <text:p text:style-name="P56">1) maths</text:p>
      <text:p text:style-name="P56">2) hindi</text:p>
      <text:p text:style-name="P56">3) english</text:p>
      <text:p text:style-name="P56">4) science</text:p>
      <text:p text:style-name="P56">#? 1</text:p>
      <text:p text:style-name="P56">maths selected</text:p>
      <text:p text:style-name="P56">#? 2</text:p>
      <text:p text:style-name="P56">hindi selected</text:p>
      <text:p text:style-name="P56">#? 3</text:p>
      <text:p text:style-name="P54"><text:soft-page-break/></text:p>
      <text:p text:style-name="P74">To execute a command using shell script</text:p>
      <text:p text:style-name="P55">for command in start-all.sh</text:p>
      <text:p text:style-name="P55">do </text:p>
      <text:p text:style-name="P55"><text:tab/>$command</text:p>
      <text:p text:style-name="P55">done</text:p>
      <text:p text:style-name="P55"><text:tab/></text:p>
      <text:p text:style-name="P55"><text:tab/></text:p>
      <text:p text:style-name="P55"><text:tab/></text:p>
      <text:p text:style-name="P55">for command2 in ls pwd date</text:p>
      <text:p text:style-name="P55">do </text:p>
      <text:p text:style-name="P55"><text:tab/>echo "--------------------"</text:p>
      <text:p text:style-name="P55"><text:tab/>$command2</text:p>
      <text:p text:style-name="P55">done<text:tab/><text:tab/></text:p>
      <text:p text:style-name="P55"/>
      <text:p text:style-name="P55"/>
      <text:p text:style-name="P55">This script is Deprecated. Instead use start-dfs.sh and start-yarn.sh</text:p>
      <text:p text:style-name="P55">Starting namenodes on [localhost]</text:p>
      <text:p text:style-name="P55">--------------------</text:p>
      <text:p text:style-name="P55">1_basics.sh <text:s text:c="2"/>3_files.sh <text:s text:c="6"/>5_switchcase.sh<text:tab/>7_loops.sh</text:p>
      <text:p text:style-name="P55">2_if-else.sh <text:s/>4_arithmetic.sh <text:s/>6_arrays.sh<text:tab/>8_execute-commands.sh</text:p>
      <text:p text:style-name="P55">--------------------</text:p>
      <text:p text:style-name="P55">/home/charul/study_lectures/bash_practice</text:p>
      <text:p text:style-name="P55">--------------------</text:p>
      <text:p text:style-name="P55">Mon Jan <text:s/>1 23:55:07 IST 2018</text:p>
      <text:p text:style-name="P55"/>
      <text:p text:style-name="P55"/>
      <text:p text:style-name="P55"/>
      <text:p text:style-name="P55"/>
      <text:p text:style-name="P75">Functions </text:p>
      <text:p text:style-name="P71"># function declaration</text:p>
      <text:p text:style-name="P71"/>
      <text:p text:style-name="P71"># method-1</text:p>
      <text:p text:style-name="P71">function Hello() {</text:p>
      <text:p text:style-name="P71"><text:tab/>echo "Hello everyone !"</text:p>
      <text:p text:style-name="P71"><text:tab/>echo $1</text:p>
      <text:p text:style-name="P71">}</text:p>
      <text:p text:style-name="P71"/>
      <text:p text:style-name="P71"># method-2</text:p>
      <text:p text:style-name="P71">Hello2() {</text:p>
      <text:p text:style-name="P71"><text:tab/>echo "bye everyone !"</text:p>
      <text:p text:style-name="P71">}</text:p>
      <text:p text:style-name="P71"/>
      <text:p text:style-name="P71"/>
      <text:p text:style-name="P71"># function calling</text:p>
      <text:p text:style-name="P71"/>
      <text:p text:style-name="P71">Hello <text:s/># calls Hello() function and blank is printed for line <text:s/>echo $1</text:p>
      <text:p text:style-name="P71">Hello charul <text:s text:c="2"/># calls Hello() func and charul is printed for line <text:s/>echo $1</text:p>
      <text:p text:style-name="P71">Hello2 <text:s/># calls Hello2() function</text:p>
      <text:p text:style-name="P71"><text:s/></text:p>
      <text:p text:style-name="P55"/>
      <text:p text:style-name="P55"/>
      <text:p text:style-name="P71"><text:soft-page-break/>charul@charul-Lenovo-ideapad-300-15ISK:~/study_lectures/bash_practice$ ./9_functions.sh </text:p>
      <text:p text:style-name="P71">Hello everyone !</text:p>
      <text:p text:style-name="P71"/>
      <text:p text:style-name="P71">Hello everyone !</text:p>
      <text:p text:style-name="P71">charul</text:p>
      <text:p text:style-name="P71">bye everyone !</text:p>
      <text:p text:style-name="P71"/>
      <text:p text:style-name="P71"/>
      <text:p text:style-name="P71"/>
      <text:p text:style-name="P71"/>
      <text:p text:style-name="P75">Read-only variables and functions</text:p>
      <text:p text:style-name="P75"/>
      <text:list xml:id="list88810118910418482" text:style-name="L8">
        <text:list-item>
          <text:p text:style-name="P68">Read only variable</text:p>
        </text:list-item>
      </text:list>
      <text:p text:style-name="P72">var=20</text:p>
      <text:p text:style-name="P72">readonly var <text:s text:c="2"/># declaration of var as a readonly variable</text:p>
      <text:p text:style-name="P72">var=30 <text:s text:c="3"/># the value of var doesn't change to 30 because it has been declared as readonly</text:p>
      <text:p text:style-name="P71"/>
      <text:p text:style-name="P75"/>
      <text:p text:style-name="P75"/>
      <text:p text:style-name="P72">charul@charul-Lenovo-ideapad-300-15ISK:~/study_lectures/bash_practice$ ./10_read-only.sh </text:p>
      <text:p text:style-name="P72">./10_read-only.sh: line 3: var: readonly variable</text:p>
      <text:p text:style-name="P72"/>
      <text:list xml:id="list204783761415826154" text:style-name="L9">
        <text:list-item>
          <text:p text:style-name="P69">Read only function</text:p>
        </text:list-item>
      </text:list>
      <text:p text:style-name="P72"/>
      <text:p text:style-name="P72"/>
      <text:p text:style-name="P73">hello() {</text:p>
      <text:p text:style-name="P73"><text:tab/>echo "hello 1"</text:p>
      <text:p text:style-name="P73">}</text:p>
      <text:p text:style-name="P73"/>
      <text:p text:style-name="P73">readonly -f hello</text:p>
      <text:p text:style-name="P73"/>
      <text:p text:style-name="P73">hello() {</text:p>
      <text:p text:style-name="P73"><text:tab/>echo "hello 2"</text:p>
      <text:p text:style-name="P73">}</text:p>
      <text:p text:style-name="P72"/>
      <text:p text:style-name="P72"/>
      <text:p text:style-name="P72">charul@charul-Lenovo-ideapad-300-15ISK:~/study_lectures/bash_practice$ ./10_read-only.sh </text:p>
      <text:p text:style-name="P72">./10_read-only.sh: line 16: hello: readonly function</text:p>
      <text:p text:style-name="P72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35:49.185903689</meta:creation-date>
    <dc:date>2018-01-02T17:00:48.588240353</dc:date>
    <meta:editing-duration>PT11H29M48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8" meta:paragraph-count="293" meta:word-count="1192" meta:character-count="7136" meta:non-whitespace-character-count="6122"/>
  </office:meta>
</office:document-meta>
</file>